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f9d1" officeooo:paragraph-rsid="0016f9d1"/>
    </style:style>
    <style:style style:name="P2" style:family="paragraph" style:parent-style-name="Standard">
      <style:text-properties officeooo:rsid="0016f9d1" officeooo:paragraph-rsid="0018e9f3"/>
    </style:style>
    <style:style style:name="P3" style:family="paragraph" style:parent-style-name="Standard">
      <style:text-properties officeooo:rsid="0018e9f3" officeooo:paragraph-rsid="0018e9f3"/>
    </style:style>
    <style:style style:name="P4" style:family="paragraph" style:parent-style-name="Standard">
      <style:text-properties officeooo:rsid="0018e9f3" officeooo:paragraph-rsid="0018e9f3"/>
    </style:style>
    <style:style style:name="P5" style:family="paragraph" style:parent-style-name="Standard">
      <style:text-properties officeooo:rsid="001901da" officeooo:paragraph-rsid="001901da"/>
    </style:style>
    <style:style style:name="P6" style:family="paragraph" style:parent-style-name="Standard">
      <style:text-properties fo:font-style="italic" style:text-underline-style="solid" style:text-underline-width="auto" style:text-underline-color="font-color" fo:font-weight="bold" officeooo:rsid="0016f9d1" officeooo:paragraph-rsid="0016f9d1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style:text-underline-style="solid" style:text-underline-width="auto" style:text-underline-color="font-color" fo:font-weight="bold" officeooo:rsid="001901da" officeooo:paragraph-rsid="001901da" style:font-style-asian="italic" style:font-weight-asian="bold" style:font-style-complex="italic" style:font-weight-complex="bold"/>
    </style:style>
    <style:style style:name="P8" style:family="paragraph" style:parent-style-name="Standard">
      <style:text-properties officeooo:rsid="001a808c" officeooo:paragraph-rsid="001a808c"/>
    </style:style>
    <style:style style:name="T1" style:family="text">
      <style:text-properties officeooo:rsid="0018e9f3"/>
    </style:style>
    <style:style style:name="T2" style:family="text">
      <style:text-properties officeooo:rsid="001a808c"/>
    </style:style>
    <style:style style:name="T3" style:family="text">
      <style:text-properties officeooo:rsid="001a92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egulator:</text:p>
      <text:p text:style-name="P1"/>
      <text:p text:style-name="P1"><text:tab/>Status: </text:p>
      <text:p text:style-name="P1">Removed from 1l_15</text:p>
      <text:p text:style-name="P1"/>
      <text:p text:style-name="P1"><text:tab/>Issue faced: </text:p>
      <text:p text:style-name="P1">The regulated voltage <text:s/>would go as low as 2.8 thus not providing suffient energy supply.</text:p>
      <text:p text:style-name="P1"/>
      <text:p text:style-name="P1"><text:tab/>Solution: </text:p>
      <text:p text:style-name="P1">The ESP-01 module shall act as the battery monitor. Once the battery reaches below a certain threshhold, the ESP shall trade i<text:span text:style-name="T2">n</text:span>corrigible data. This is the cue for the controller to shut down every peripheral and glow the “CHARGE REQUIRED” LED.</text:p>
      <text:p text:style-name="P1"/>
      <text:p text:style-name="P6">Charger IC:</text:p>
      <text:p text:style-name="P1"/>
      <text:p text:style-name="P2"><text:tab/>Staus:</text:p>
      <text:p text:style-name="P2">Shift from MCP73838 to MCP73831</text:p>
      <text:p text:style-name="P2"/>
      <text:p text:style-name="P2"><text:tab/><text:span text:style-name="T1">Issue Faced:</text:span></text:p>
      <text:p text:style-name="P3">The MCP73838 created a lot of problems, each time it was connected / used in a new circuit. The exact technical reason is not known.</text:p>
      <text:p text:style-name="P3"/>
      <text:p text:style-name="P3"><text:tab/>Solution:</text:p>
      <text:p text:style-name="P3">MCP73831 was tested for reliability and repetability. It also provides better charging speed.</text:p>
      <text:p text:style-name="P3"/>
      <text:p text:style-name="P7">Current check:</text:p>
      <text:p text:style-name="P5"/>
      <text:p text:style-name="P5"><text:tab/>Status:</text:p>
      <text:p text:style-name="P5">Enabled if using DMM</text:p>
      <text:p text:style-name="P5"/>
      <text:p text:style-name="P5"><text:tab/>Issue faced:</text:p>
      <text:p text:style-name="P5">There was no way to understand if MCP73831 is charging the battery or not.</text:p>
      <text:p text:style-name="P5"/>
      <text:p text:style-name="P5"><text:tab/>Solution:</text:p>
      <text:p text:style-name="P5">In debugging mode, one can connect a DMM across the jumper J. J is connected in series with ground loop. Thus current consumtion of entire device can be obtained.</text:p>
      <text:p text:style-name="P5"/>
      <text:p text:style-name="P5"><text:tab/><text:span text:style-name="T2">Scope:</text:span></text:p>
      <text:p text:style-name="P8">In the final device, we can use current sensors (having output as analog voltage) <text:span text:style-name="T3">to monitor device current consumption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6T14:36:14.748418202</meta:creation-date>
    <dc:date>2015-06-26T15:17:29.150883061</dc:date>
    <meta:editing-duration>PT9M57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23" meta:word-count="186" meta:character-count="1119" meta:non-whitespace-character-count="942"/>
  </office:meta>
</office:document-meta>
</file>